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roject Management Plan: Property Management System Development</text:span></text:h>
      <text:h text:style-name="Heading_20_4" text:outline-level="4"><text:span text:style-name="Strong_20_Emphasis">Overview</text:span></text:h>
      <text:p text:style-name="Text_20_body">This plan outlines the stages and technologies involved in building a comprehensive property management system that supports property management, financial tracking, and personal expenditure management. The focus is on using robust technologies from the start to ensure long-term sustainability and cross-platform compatibility.</text:p>
      <text:p text:style-name="Horizontal_20_Line"/>
      <text:h text:style-name="Heading_20_3" text:outline-level="3"><text:span text:style-name="Strong_20_Emphasis">Stage 1: Initial Setup and Core Technologies</text:span></text:h>
      <text:p text:style-name="Text_20_body"><text:span text:style-name="Strong_20_Emphasis">Objective:</text:span> Set up the development environment and establish the core architecture.</text:p>
      <text:p text:style-name="Text_20_body"><text:span text:style-name="Strong_20_Emphasis">Tasks:</text:span></text:p>
      <text:list xml:id="list307062287" text:style-name="L1">
        <text:list-item>
          <text:p text:style-name="P1"><text:span text:style-name="Strong_20_Emphasis">Development Environment Setup</text:span> (2 days)</text:p>
          <text:list>
            <text:list-item>
              <text:p text:style-name="P2">Install Node.js, MySQL, Git, Docker.</text:p>
            </text:list-item>
            <text:list-item>
              <text:p text:style-name="P2">Set up an IDE (e.g., Visual Studio Code).</text:p>
            </text:list-item>
          </text:list>
        </text:list-item>
        <text:list-item>
          <text:p text:style-name="P1"><text:span text:style-name="Strong_20_Emphasis">Version Control Configuration</text:span> (1 day)</text:p>
          <text:list>
            <text:list-item>
              <text:p text:style-name="P2">Initialize Git repository.</text:p>
            </text:list-item>
            <text:list-item>
              <text:p text:style-name="P2">Configure Git for source code management and set up branching strategy.</text:p>
            </text:list-item>
          </text:list>
        </text:list-item>
        <text:list-item>
          <text:p text:style-name="P1"><text:span text:style-name="Strong_20_Emphasis">Backend Framework Selection</text:span> (3 days)</text:p>
          <text:list>
            <text:list-item>
              <text:p text:style-name="P2">Set up Node.js with Express.</text:p>
            </text:list-item>
            <text:list-item>
              <text:p text:style-name="P2">Create initial project structure.</text:p>
            </text:list-item>
          </text:list>
        </text:list-item>
        <text:list-item>
          <text:p text:style-name="P1"><text:span text:style-name="Strong_20_Emphasis">Database Setup</text:span> (3 days)</text:p>
          <text:list>
            <text:list-item>
              <text:p text:style-name="P2">Install and configure MySQL.</text:p>
            </text:list-item>
            <text:list-item>
              <text:p text:style-name="P2">Create initial database schemas.</text:p>
            </text:list-item>
          </text:list>
        </text:list-item>
        <text:list-item>
          <text:p text:style-name="P1"><text:span text:style-name="Strong_20_Emphasis">Frontend Framework Setup</text:span> (2 days)</text:p>
          <text:list>
            <text:list-item>
              <text:p text:style-name="P2">Choose a frontend stack (HTML, CSS, JavaScript).</text:p>
            </text:list-item>
            <text:list-item>
              <text:p text:style-name="P1">Set up a basic project using Bootstrap for responsive design.</text:p>
            </text:list-item>
          </text:list>
        </text:list-item>
      </text:list>
      <text:p text:style-name="Text_20_body"><text:span text:style-name="Strong_20_Emphasis">Technologies:</text:span></text:p>
      <text:list xml:id="list976154176" text:style-name="L2">
        <text:list-item>
          <text:p text:style-name="P4"><text:span text:style-name="Strong_20_Emphasis">Frontend:</text:span> HTML, CSS, JavaScript, Bootstrap</text:p>
        </text:list-item>
        <text:list-item>
          <text:p text:style-name="P4"><text:span text:style-name="Strong_20_Emphasis">Backend:</text:span> Node.js with Express</text:p>
        </text:list-item>
        <text:list-item>
          <text:p text:style-name="P4"><text:span text:style-name="Strong_20_Emphasis">Database:</text:span> MySQL</text:p>
        </text:list-item>
        <text:list-item>
          <text:p text:style-name="P4"><text:span text:style-name="Strong_20_Emphasis">Version Control:</text:span> Git</text:p>
        </text:list-item>
        <text:list-item>
          <text:p text:style-name="P3"><text:span text:style-name="Strong_20_Emphasis">Deployment:</text:span> Docker for containerization</text:p>
        </text:list-item>
      </text:list>
      <text:p text:style-name="Text_20_body"><text:span text:style-name="Strong_20_Emphasis">Timeline:</text:span> 11 days</text:p>
      <text:p text:style-name="Horizontal_20_Line"/>
      <text:h text:style-name="Heading_20_3" text:outline-level="3"><text:soft-page-break/><text:span text:style-name="Strong_20_Emphasis">Stage 2: Basic Property Management Features</text:span></text:h>
      <text:p text:style-name="Text_20_body"><text:span text:style-name="Strong_20_Emphasis">Objective:</text:span> Develop basic interfaces and backend functionality for property management.</text:p>
      <text:p text:style-name="Text_20_body"><text:span text:style-name="Strong_20_Emphasis">Tasks:</text:span></text:p>
      <text:list xml:id="list1850851388" text:style-name="L3">
        <text:list-item>
          <text:p text:style-name="P5"><text:span text:style-name="Strong_20_Emphasis">Frontend Development</text:span> (7 days)</text:p>
          <text:list>
            <text:list-item>
              <text:p text:style-name="P6">Create property listing page.</text:p>
            </text:list-item>
            <text:list-item>
              <text:p text:style-name="P6">Develop Add/Edit property form.</text:p>
            </text:list-item>
          </text:list>
        </text:list-item>
        <text:list-item>
          <text:p text:style-name="P5"><text:span text:style-name="Strong_20_Emphasis">Backend API Development</text:span> (7 days)</text:p>
          <text:list>
            <text:list-item>
              <text:p text:style-name="P6">Implement RESTful APIs for property management (CRUD operations).</text:p>
            </text:list-item>
            <text:list-item>
              <text:p text:style-name="P6">Connect frontend to backend.</text:p>
            </text:list-item>
          </text:list>
        </text:list-item>
        <text:list-item>
          <text:p text:style-name="P5"><text:span text:style-name="Strong_20_Emphasis">Database Enhancements</text:span> (5 days)</text:p>
          <text:list>
            <text:list-item>
              <text:p text:style-name="P6">Define schemas for properties, stages, and documents.</text:p>
            </text:list-item>
            <text:list-item>
              <text:p text:style-name="P6">Implement initial data handling for property management.</text:p>
            </text:list-item>
          </text:list>
        </text:list-item>
        <text:list-item>
          <text:p text:style-name="P5"><text:span text:style-name="Strong_20_Emphasis">Document Management Integration</text:span> (4 days)</text:p>
          <text:list>
            <text:list-item>
              <text:p text:style-name="P5">Set up file upload/download functionality.</text:p>
            </text:list-item>
          </text:list>
        </text:list-item>
      </text:list>
      <text:p text:style-name="Text_20_body"><text:span text:style-name="Strong_20_Emphasis">Technologies:</text:span></text:p>
      <text:list xml:id="list3853783317" text:style-name="L4">
        <text:list-item>
          <text:p text:style-name="P8"><text:span text:style-name="Strong_20_Emphasis">Frontend:</text:span> Bootstrap, jQuery</text:p>
        </text:list-item>
        <text:list-item>
          <text:p text:style-name="P8"><text:span text:style-name="Strong_20_Emphasis">Backend:</text:span> Node.js with Express, RESTful APIs</text:p>
        </text:list-item>
        <text:list-item>
          <text:p text:style-name="P7"><text:span text:style-name="Strong_20_Emphasis">Database:</text:span> MySQL</text:p>
        </text:list-item>
      </text:list>
      <text:p text:style-name="Text_20_body"><text:span text:style-name="Strong_20_Emphasis">Timeline:</text:span> 23 days</text:p>
      <text:p text:style-name="Horizontal_20_Line"/>
      <text:h text:style-name="Heading_20_3" text:outline-level="3"><text:span text:style-name="Strong_20_Emphasis">Stage 3: Financial Management Implementation</text:span></text:h>
      <text:p text:style-name="Text_20_body"><text:span text:style-name="Strong_20_Emphasis">Objective:</text:span> Implement comprehensive financial tracking for properties, rentals, and rehabilitation projects.</text:p>
      <text:p text:style-name="Text_20_body"><text:span text:style-name="Strong_20_Emphasis">Tasks:</text:span></text:p>
      <text:list xml:id="list562437383" text:style-name="L5">
        <text:list-item>
          <text:p text:style-name="P9"><text:span text:style-name="Strong_20_Emphasis">Frontend Enhancements</text:span> (5 days)</text:p>
          <text:list>
            <text:list-item>
              <text:p text:style-name="P10">Integrate data visualization libraries (e.g., Chart.js).</text:p>
            </text:list-item>
          </text:list>
        </text:list-item>
        <text:list-item>
          <text:p text:style-name="P9"><text:span text:style-name="Strong_20_Emphasis">Backend Financial APIs</text:span> (7 days)</text:p>
          <text:list>
            <text:list-item>
              <text:p text:style-name="P10">Expand API endpoints for financial data (loans, payments, expenses).</text:p>
            </text:list-item>
          </text:list>
        </text:list-item>
        <text:list-item>
          <text:p text:style-name="P9"><text:span text:style-name="Strong_20_Emphasis">Database Expansion</text:span> (5 days)</text:p>
          <text:list>
            <text:list-item>
              <text:p text:style-name="P10">Create tables for financial data (loans, payments, expenses, budgets).</text:p>
            </text:list-item>
          </text:list>
        </text:list-item>
        <text:list-item>
          <text:p text:style-name="P9"><text:span text:style-name="Strong_20_Emphasis">Feature Development</text:span> (7 days)</text:p>
          <text:list>
            <text:list-item>
              <text:p text:style-name="P10">Develop loan and payment tracking system.</text:p>
            </text:list-item>
            <text:list-item>
              <text:p text:style-name="P10">Implement expense reporting and categorization.</text:p>
            </text:list-item>
            <text:list-item>
              <text:p text:style-name="P9">Set up budget tracking for property rehabilitation.</text:p>
            </text:list-item>
          </text:list>
        </text:list-item>
      </text:list>
      <text:p text:style-name="Text_20_body"><text:soft-page-break/><text:span text:style-name="Strong_20_Emphasis">Technologies:</text:span></text:p>
      <text:list xml:id="list2908950870" text:style-name="L6">
        <text:list-item>
          <text:p text:style-name="P12"><text:span text:style-name="Strong_20_Emphasis">Frontend:</text:span> Chart.js, Bootstrap</text:p>
        </text:list-item>
        <text:list-item>
          <text:p text:style-name="P12"><text:span text:style-name="Strong_20_Emphasis">Backend:</text:span> Node.js with Express</text:p>
        </text:list-item>
        <text:list-item>
          <text:p text:style-name="P11"><text:span text:style-name="Strong_20_Emphasis">Database:</text:span> MySQL</text:p>
        </text:list-item>
      </text:list>
      <text:p text:style-name="Text_20_body"><text:span text:style-name="Strong_20_Emphasis">Timeline:</text:span> 24 days</text:p>
      <text:p text:style-name="Horizontal_20_Line"/>
      <text:h text:style-name="Heading_20_3" text:outline-level="3"><text:span text:style-name="Strong_20_Emphasis">Stage 4: Rental and Tenant Management</text:span></text:h>
      <text:p text:style-name="Text_20_body"><text:span text:style-name="Strong_20_Emphasis">Objective:</text:span> Create functionalities for managing rentals and tenants.</text:p>
      <text:p text:style-name="Text_20_body"><text:span text:style-name="Strong_20_Emphasis">Tasks:</text:span></text:p>
      <text:list xml:id="list1525421506" text:style-name="L7">
        <text:list-item>
          <text:p text:style-name="P13"><text:span text:style-name="Strong_20_Emphasis">Frontend Development</text:span> (5 days)</text:p>
          <text:list>
            <text:list-item>
              <text:p text:style-name="P14">Design tenant management dashboard.</text:p>
            </text:list-item>
            <text:list-item>
              <text:p text:style-name="P14">Create forms for tenant and lease management.</text:p>
            </text:list-item>
          </text:list>
        </text:list-item>
        <text:list-item>
          <text:p text:style-name="P13"><text:span text:style-name="Strong_20_Emphasis">Backend Enhancements</text:span> (7 days)</text:p>
          <text:list>
            <text:list-item>
              <text:p text:style-name="P14">Secure API endpoints for tenant data transactions.</text:p>
            </text:list-item>
            <text:list-item>
              <text:p text:style-name="P14">Implement rental income and expenditure tracking.</text:p>
            </text:list-item>
          </text:list>
        </text:list-item>
        <text:list-item>
          <text:p text:style-name="P13"><text:span text:style-name="Strong_20_Emphasis">Database Configuration</text:span> (5 days)</text:p>
          <text:list>
            <text:list-item>
              <text:p text:style-name="P13">Create tables for rental income, tenant details, and lease agreements.</text:p>
            </text:list-item>
          </text:list>
        </text:list-item>
      </text:list>
      <text:p text:style-name="Text_20_body"><text:span text:style-name="Strong_20_Emphasis">Technologies:</text:span></text:p>
      <text:list xml:id="list1130065395" text:style-name="L8">
        <text:list-item>
          <text:p text:style-name="P16"><text:span text:style-name="Strong_20_Emphasis">Frontend:</text:span> Bootstrap, jQuery</text:p>
        </text:list-item>
        <text:list-item>
          <text:p text:style-name="P16"><text:span text:style-name="Strong_20_Emphasis">Backend:</text:span> Node.js with Express</text:p>
        </text:list-item>
        <text:list-item>
          <text:p text:style-name="P15"><text:span text:style-name="Strong_20_Emphasis">Database:</text:span> MySQL</text:p>
        </text:list-item>
      </text:list>
      <text:p text:style-name="Text_20_body"><text:span text:style-name="Strong_20_Emphasis">Timeline:</text:span> 17 days</text:p>
      <text:p text:style-name="Horizontal_20_Line"/>
      <text:h text:style-name="Heading_20_3" text:outline-level="3"><text:span text:style-name="Strong_20_Emphasis">Stage 5: Reporting and Tax Preparation</text:span></text:h>
      <text:p text:style-name="Text_20_body"><text:span text:style-name="Strong_20_Emphasis">Objective:</text:span> Develop reporting tools and export functionalities for tax preparation and management overview.</text:p>
      <text:p text:style-name="Text_20_body"><text:span text:style-name="Strong_20_Emphasis">Tasks:</text:span></text:p>
      <text:list xml:id="list2982860242" text:style-name="L9">
        <text:list-item>
          <text:p text:style-name="P17"><text:span text:style-name="Strong_20_Emphasis">Frontend Tools Integration</text:span> (4 days)</text:p>
          <text:list>
            <text:list-item>
              <text:p text:style-name="P18">Implement libraries for generating reports (e.g., jsPDF, PapaParse).</text:p>
            </text:list-item>
          </text:list>
        </text:list-item>
        <text:list-item>
          <text:p text:style-name="P17"><text:span text:style-name="Strong_20_Emphasis">Backend Query Development</text:span> (6 days)</text:p>
          <text:list>
            <text:list-item>
              <text:p text:style-name="P18">Develop complex queries for generating financial reports.</text:p>
            </text:list-item>
          </text:list>
        </text:list-item>
        <text:list-item>
          <text:p text:style-name="P17"><text:span text:style-name="Strong_20_Emphasis">Feature Development</text:span> (7 days)</text:p>
          <text:list>
            <text:list-item>
              <text:p text:style-name="P18">Create customizable financial reports.</text:p>
            </text:list-item>
            <text:list-item>
              <text:p text:style-name="P18"><text:soft-page-break/>Develop export tools for financial data.</text:p>
            </text:list-item>
          </text:list>
        </text:list-item>
        <text:list-item>
          <text:p text:style-name="P17"><text:span text:style-name="Strong_20_Emphasis">Accounting Software Integration</text:span> (Optional) (5 days)</text:p>
          <text:list>
            <text:list-item>
              <text:p text:style-name="P17">Investigate integration with accounting software.</text:p>
            </text:list-item>
          </text:list>
        </text:list-item>
      </text:list>
      <text:p text:style-name="Text_20_body"><text:span text:style-name="Strong_20_Emphasis">Technologies:</text:span></text:p>
      <text:list xml:id="list1616485888" text:style-name="L10">
        <text:list-item>
          <text:p text:style-name="P20"><text:span text:style-name="Strong_20_Emphasis">Frontend:</text:span> jsPDF, PapaParse</text:p>
        </text:list-item>
        <text:list-item>
          <text:p text:style-name="P20"><text:span text:style-name="Strong_20_Emphasis">Backend:</text:span> Node.js with Express</text:p>
        </text:list-item>
        <text:list-item>
          <text:p text:style-name="P19"><text:span text:style-name="Strong_20_Emphasis">Database:</text:span> MySQL</text:p>
        </text:list-item>
      </text:list>
      <text:p text:style-name="Text_20_body"><text:span text:style-name="Strong_20_Emphasis">Timeline:</text:span> 22 days</text:p>
      <text:p text:style-name="Horizontal_20_Line"/>
      <text:h text:style-name="Heading_20_3" text:outline-level="3"><text:span text:style-name="Strong_20_Emphasis">Stage 6: Personal Expenditure Tracking and Final Integration</text:span></text:h>
      <text:p text:style-name="Text_20_body"><text:span text:style-name="Strong_20_Emphasis">Objective:</text:span> Finalize the system with personal expenditure tracking and ensure all components are integrated smoothly.</text:p>
      <text:p text:style-name="Text_20_body"><text:span text:style-name="Strong_20_Emphasis">Tasks:</text:span></text:p>
      <text:list xml:id="list295173207" text:style-name="L11">
        <text:list-item>
          <text:p text:style-name="P21"><text:span text:style-name="Strong_20_Emphasis">Personal Finance UI Development</text:span> (5 days)</text:p>
          <text:list>
            <text:list-item>
              <text:p text:style-name="P22">Create UI components for personal financial management.</text:p>
            </text:list-item>
          </text:list>
        </text:list-item>
        <text:list-item>
          <text:p text:style-name="P21"><text:span text:style-name="Strong_20_Emphasis">Backend APIs for Personal Data</text:span> (5 days)</text:p>
          <text:list>
            <text:list-item>
              <text:p text:style-name="P22">Implement private APIs for secure personal data handling.</text:p>
            </text:list-item>
          </text:list>
        </text:list-item>
        <text:list-item>
          <text:p text:style-name="P21"><text:span text:style-name="Strong_20_Emphasis">System Integration and Testing</text:span> (10 days)</text:p>
          <text:list>
            <text:list-item>
              <text:p text:style-name="P22">Integrate all system components.</text:p>
            </text:list-item>
            <text:list-item>
              <text:p text:style-name="P22">Comprehensive testing and debugging.</text:p>
            </text:list-item>
          </text:list>
        </text:list-item>
        <text:list-item>
          <text:p text:style-name="P21"><text:span text:style-name="Strong_20_Emphasis">User Feedback and Adjustments</text:span> (5 days)</text:p>
          <text:list>
            <text:list-item>
              <text:p text:style-name="P22">Collect user feedback.</text:p>
            </text:list-item>
            <text:list-item>
              <text:p text:style-name="P21">Make necessary adjustments and improvements.</text:p>
            </text:list-item>
          </text:list>
        </text:list-item>
      </text:list>
      <text:p text:style-name="Text_20_body"><text:span text:style-name="Strong_20_Emphasis">Technologies:</text:span></text:p>
      <text:list xml:id="list1031685123" text:style-name="L12">
        <text:list-item>
          <text:p text:style-name="P24"><text:span text:style-name="Strong_20_Emphasis">Frontend:</text:span> Custom UI components</text:p>
        </text:list-item>
        <text:list-item>
          <text:p text:style-name="P24"><text:span text:style-name="Strong_20_Emphasis">Backend:</text:span> Node.js with Express</text:p>
        </text:list-item>
        <text:list-item>
          <text:p text:style-name="P23"><text:span text:style-name="Strong_20_Emphasis">Database:</text:span> MySQL</text:p>
        </text:list-item>
      </text:list>
      <text:p text:style-name="Text_20_body"><text:span text:style-name="Strong_20_Emphasis">Timeline:</text:span> 25 days</text:p>
      <text:p text:style-name="Horizontal_20_Line"/>
      <text:h text:style-name="Heading_20_3" text:outline-level="3"><text:span text:style-name="Strong_20_Emphasis">Stage 7: Deployment and Maintenance</text:span></text:h>
      <text:p text:style-name="Text_20_body"><text:span text:style-name="Strong_20_Emphasis">Objective:</text:span> Deploy the application to a cloud server and enter the maintenance phase.</text:p>
      <text:p text:style-name="Text_20_body"><text:span text:style-name="Strong_20_Emphasis">Tasks:</text:span></text:p>
      <text:list xml:id="list1530893115" text:style-name="L13">
        <text:list-item>
          <text:p text:style-name="P25"><text:span text:style-name="Strong_20_Emphasis">Cloud Deployment Setup</text:span> (5 days)</text:p>
          <text:list>
            <text:list-item>
              <text:p text:style-name="P26"><text:soft-page-break/>Set up cloud infrastructure (AWS or DigitalOcean).</text:p>
            </text:list-item>
            <text:list-item>
              <text:p text:style-name="P26">Configure Docker for deployment.</text:p>
            </text:list-item>
          </text:list>
        </text:list-item>
        <text:list-item>
          <text:p text:style-name="P25"><text:span text:style-name="Strong_20_Emphasis">Deployment and CI/CD Pipelines</text:span> (7 days)</text:p>
          <text:list>
            <text:list-item>
              <text:p text:style-name="P26">Finalize deployment scripts.</text:p>
            </text:list-item>
            <text:list-item>
              <text:p text:style-name="P26">Implement CI/CD pipelines for continuous updates.</text:p>
            </text:list-item>
          </text:list>
        </text:list-item>
        <text:list-item>
          <text:p text:style-name="P25"><text:span text:style-name="Strong_20_Emphasis">Ongoing Maintenance and Support</text:span> (Ongoing)</text:p>
          <text:list>
            <text:list-item>
              <text:p text:style-name="P26">Perform regular updates and patches.</text:p>
            </text:list-item>
            <text:list-item>
              <text:p text:style-name="P25">Gather and incorporate user feedback for future enhancements.</text:p>
            </text:list-item>
          </text:list>
        </text:list-item>
      </text:list>
      <text:p text:style-name="Text_20_body"><text:span text:style-name="Strong_20_Emphasis">Technologies:</text:span></text:p>
      <text:list xml:id="list3251570847" text:style-name="L14">
        <text:list-item>
          <text:p text:style-name="P27"><text:span text:style-name="Strong_20_Emphasis">Deployment:</text:span> Docker, AWS/DigitalOcean, CI/CD</text:p>
        </text:list-item>
      </text:list>
      <text:p text:style-name="Text_20_body"><text:span text:style-name="Strong_20_Emphasis">Timeline:</text:span> 12 days + ongoing maintenance</text:p>
      <text:p text:style-name="Horizontal_20_Line"/>
      <text:h text:style-name="Heading_20_3" text:outline-level="3"><text:span text:style-name="Strong_20_Emphasis">Overall Timeline and Milestones</text:span></text:h>
      <text:list xml:id="list116188667" text:style-name="L15">
        <text:list-item>
          <text:p text:style-name="P29"><text:span text:style-name="Strong_20_Emphasis">Total Development Time:</text:span> Approximately 134 days (~4.5 months) for a solo developer.</text:p>
        </text:list-item>
        <text:list-item>
          <text:p text:style-name="P29"><text:span text:style-name="Strong_20_Emphasis">Milestones:</text:span></text:p>
          <text:list>
            <text:list-item>
              <text:p text:style-name="P29"><text:span text:style-name="Strong_20_Emphasis">End of Stage 1:</text:span> Basic environment setup and architecture (11 days)</text:p>
            </text:list-item>
            <text:list-item>
              <text:p text:style-name="P29"><text:span text:style-name="Strong_20_Emphasis">End of Stage 2:</text:span> Basic property management features (34 days)</text:p>
            </text:list-item>
            <text:list-item>
              <text:p text:style-name="P29"><text:span text:style-name="Strong_20_Emphasis">End of Stage 3:</text:span> Financial management implementation (58 days)</text:p>
            </text:list-item>
            <text:list-item>
              <text:p text:style-name="P29"><text:span text:style-name="Strong_20_Emphasis">End of Stage 4:</text:span> Rental and tenant management (75 days)</text:p>
            </text:list-item>
            <text:list-item>
              <text:p text:style-name="P29"><text:span text:style-name="Strong_20_Emphasis">End of Stage 5:</text:span> Reporting tools and tax preparation (97 days)</text:p>
            </text:list-item>
            <text:list-item>
              <text:p text:style-name="P29"><text:span text:style-name="Strong_20_Emphasis">End of Stage 6:</text:span> Personal expenditure tracking and integration (122 days)</text:p>
            </text:list-item>
            <text:list-item>
              <text:p text:style-name="P28"><text:span text:style-name="Strong_20_Emphasis">End of Stage 7:</text:span> Deployment and maintenance (134 days + ongoing)</text:p>
            </text:list-item>
          </text:list>
        </text:list-item>
      </text:list>
      <text:p text:style-name="Horizontal_20_Line"/>
      <text:h text:style-name="Heading_20_3" text:outline-level="3"><text:span text:style-name="Strong_20_Emphasis">Technology Considerations</text:span></text:h>
      <text:list xml:id="list1407724594" text:style-name="L16">
        <text:list-item>
          <text:p text:style-name="P31"><text:span text:style-name="Strong_20_Emphasis">Cross-Platform Compatibility:</text:span> Ensure responsive design and test thoroughly on Android, iOS, and PC.</text:p>
        </text:list-item>
        <text:list-item>
          <text:p text:style-name="P31"><text:span text:style-name="Strong_20_Emphasis">Database Migration:</text:span> Be prepared for potential migration from MySQL to PostgreSQL if scalability becomes a concern.</text:p>
        </text:list-item>
        <text:list-item>
          <text:p text:style-name="P31"><text:span text:style-name="Strong_20_Emphasis">Security:</text:span> Implement robust security practices, especially for handling financial and personal data.</text:p>
        </text:list-item>
        <text:list-item>
          <text:p text:style-name="P30"><text:span text:style-name="Strong_20_Emphasis">Future Scalability:</text:span> Plan for potential integration with additional services or expansion of features.</text:p>
        </text:list-item>
      </text:list>
      <text:p text:style-name="Text_20_body">This plan should guide you through the development of a robust and scalable property management system that meets your business needs and ensures long-term succes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7:46:12.434889027</meta:creation-date>
    <dc:date>2024-06-17T18:13:03.199534680</dc:date>
    <meta:editing-duration>PT5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147" meta:word-count="961" meta:character-count="6442" meta:non-whitespace-character-count="5734"/>
  </office:meta>
</office:document-meta>
</file>